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18pt"/>
    </style:style>
    <style:style style:name="T4" style:family="text">
      <style:text-properties fo:font-size="10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OS SERES DO RAIO AZUL 1 NA TERRA</text:span><text:line-break/><text:line-break/>Você já ouviu falar das crianças Índigo, Cristal e Arco-Íris, mas você já ouviu falar dos Seres do Raio Azul 1?<text:line-break/><text:line-break/>Os Seres do Raio Azul 1 são os mais raros deste planeta. O “Raio Azul ” nunca foi ancorado na Terra, porque a Terra não está pronta para a Vontade / Poder / Sabedoria / Proteção de Deus de forma direta do Raio 1. Isso que eu agora compartilho com vocês é informação sobre a qual ninguém escreveu até agora!<text:line-break/><text:line-break/>Um ser de Raio Azul é aquele cujo Raio Monádico é o Raio 1.<text:line-break/><text:line-break/><text:bookmark text:name="more"/><text:line-break/>O Raio Monádico é o raio em que a Centelha de Deus primeiramente deixa a Fonte. Mais tarde, ela se une através da escolha a uma Família de Alma, pela qual o Raio da Alma é determinado. Os seres do Raio Monádico 1 são, portanto, os Seres do Raio Azul 1.<text:line-break/><text:line-break/>Esses Seres do Raio 1 estão sozinhos, distantes e isolados, muito poderosos, totalmente conectados, com Contratos extremos e avassaladores e nascem em ambientes, países, lares, extremamente desafiadores. Mas, para além disso, se o nascimento ocorrer nos países do Raio Azul 1, eles são os Líderes da 7ª Raça Raiz, ainda a serem reconhecidos na Terra.<text:line-break/><text:line-break/>Como você sabe, a maioria dos seres humanos na Terra é semeada de algum planeta da nossa, ou de outra galáxia. A maioria é das Plêiades. No entanto, os Seres do Raio Azul 1 são exclusivamente de Sírius. Eles são a RAÇA EU SOU.<text:line-break/><text:line-break/>A maioria das almas não vive em Sírius, com exceção da raça dos Seres Leões e do Gato Felino, mas mantém membros importantes nas Lojas de Sírius (Loja Azul da Criativa Luz Azul de Deus e da Grande Loja Branca de Sírius), e são professores nas Universidades Superiores de Aprendizagem que estão localizadas em Sírius.<text:line-break/><text:line-break/>Alguns são Sumo Sacerdotes e Sumo Sacerdotisas no Templo da Iluminação (o Raio Dois do Amor, da Luz, da Iluminação, da Verdade). Os Senhores Superiores do Karma da Via Láctea também estão baseados em Sírius.<text:line-break/><text:line-break/>Estes extraordinários Seres Azuis são protegidos pelos Senhores / Chohan / Arcanjos / Elohim / Hierarcas (do seu elemento Éter / Akasha) do Raio 1.<text:line-break/><text:line-break/>Eles precisam da Proteção Divina para o perigoso ambiente magnético em que são lançados, por toda parte, e para as enormes tensões de Luz que carregam, isso por si só serve como um imã inconcebível que atrai todas as trevas para transfiguração. Esses seres carregam o Fogo Violeta em sua aura e são alquimistas poderosos que estão constantemente transmutando o lugar através da sua pura presença.<text:line-break/><text:line-break/>Esta é uma razão pela qual eles viajam muito, e atrás deles iluminam os rastros de caos, enquanto suas pegadas saem do lugar. É como uma purga ambulante onde quer que eles estejam.<text:line-break/><text:line-break/>Eles vivem sozinhos e, mais tarde, se afastam das pessoas / família / relacionamentos. Por quê? A Luz deles é imensamente sugada onde quer que eles estejam ou com quem <text:soft-page-break/>estejam para se desligar.<text:line-break/><text:line-break/>Eles também magnetizam muito ciúme, inveja, condenação, de pessoas próximas e distantes que não conseguem entender os seus poderes, sua sabedoria, sua Proteção Divina, e começam a temê-los e, eventualmente, evitá-los.<text:line-break/><text:line-break/>Eles precisam de muita proteção o tempo todo. Por isso eles são mantidos sozinhos, ainda permanecendo na dualidade, vivendo em sociedade, interagindo com pessoas como seres normais.<text:line-break/><text:line-break/>Eles trabalham principalmente através da quietude de seu domínio de proteção, pela internet, escrita, relacionando-se mais com tecnologia do que pessoalmente.<text:line-break/><text:line-break/>Eles escondem a sua verdadeira identidade. E precisam!<text:line-break/><text:line-break/>Esses poderosos Raios Azuis 1 são os Portadores da Luz, Mostradores da Luz, que mantêm os pilares de Luz dentro de seus corpos (que se tornaram o próprio Fogo Violeta alquímico ambulante) sobre os ombros dos quais a Terra está se ajustando à Luz.<text:line-break/><text:line-break/>Esses seres sacrificaram os seus corpos no Altar da Luz. Esses seres têm sido parte dos criadores deste planeta e lançaram a Semente da Raiz da nossa civilização atual em Khem, a raça egípcia e ariana da 6ª Raiz.<text:line-break/><text:line-break/>O Senhor Shiva, no papel da Trindade Criadora - Brahma / Vishnu / Shiva, é a Mônada Hierarca do Raio Um.<text:line-break/><text:line-break/>Em Seu Ofício do Raio da Mônada estão os seguintes: Senhor El Morya (Chohan de Ray 1), O Grande Diretor Divino de Autoridade (Chefe do Conselho de Senhores Kármicos para a Terra), Lord Manu (O Chefe que semeou nossa civilização - Senhor Vaivasvatta), Senhor Sanat Kumara (o Deus Regente do nosso planeta), Elohim Hércules e Amazônia, Arcanjo Miguel e Fé, Senhor Surya, Elementar Hierarca do elemento de Akasha (o elemento de Raio 1) Zeus e Deusa Tara, e Deusa da Luz (o Chohan do elemento de Akasha).<text:line-break/><text:line-break/>As Qualidades do Raio 1 são: Vontade de Deus, Poder de Deus, Proteção de Deus, Nobreza, Realeza, Integridade e Responsabilidade.<text:line-break/><text:line-break/>Este Raio tem qualidades de liderança e antes, abraça a política e os chefes políticos. Todos os discípulos do Raio 1 são treinados para a perfeição da liderança por Lord El Morya. O símbolo do Raio Azul e do símbolo de identidade de Lord El Morya é o Diamante Azul e Seu Retiro está acima de Darjeeling, no Himalaia da Índia.<text:line-break/><text:line-break/>É muito importante que percebam o tempo todo que NUNCA ESTÃO SOZINHOS!<text:line-break/><text:line-break/>Eles têm com eles os mais altos Mestres Hierarcas da Luz! E que eles vieram, nesta vida, unicamente para a missão de FINALIZAR O EXPERIMENTO!<text:line-break/><text:line-break/>Para dissolver o Império, não a destruição desta vez (como foi o caso da Atlântida e da Lemúria), mas através da Mutação e Purificação Alquímicas! Por isso a razão pela qual eles têm o Fogo Violeta em seus corpos e aura!<text:line-break/><text:line-break/>O Raio 1 está intrinsecamente ligado ao Raio 7 (O Raio Violeta). Thoth, Seshat, <text:soft-page-break/>Akhenaton e sua segunda esposa anônima - Kiya são Seres Raios Azuis. Ankh, o símbolo da imortalidade, é o símbolo do Raio 1 também. Junto com o Diamante Azul, o símbolo do Ofício do Raio Um do Senhor El Morya.<text:line-break/><text:line-break/>Aqueles que são Seres do Raio 1, quando lerem isto, saberão e entenderão imediatamente a mensagem sugerida (oculta) deste post.<text:line-break/><text:line-break/>Namaste,<text:line-break/><text:line-break/><text:span text:style-name="T2">Sangeeta Handa</text:span><text:line-break/><text:line-break/><text:span text:style-name="T3">TRANSMISSÃO PARA A SEMENTE ESTELAR DO RAIO AZUL</text:span><text:line-break/><text:line-break/>Desperte. Você é um Portador da Luz e um Mostrador do Caminho.<text:line-break/><text:line-break/>As Sementes Estelares do Raio Azul são alquimistas naturais e trabalhadores especializados em energia. Eles têm uma enorme capacidade de Compaixão e Amor. Eles estão aqui para transmutar difíceis e densas energias.<text:line-break/><text:line-break/>A maioria escolheu a missão difícil e muitas vezes eles encarnam em circunstâncias desafiadoras. Quando encarnam, como todas as outras Sementes Estelares, esquecem quem são, seus dons naturais e missão de alma.<text:line-break/><text:line-break/>Quando um Raio Azul está sendo ativado, ele cura o dano genético e a manipulação em seus campos de energia. Quando isso acontece, ele se sente menos afetado pelo mundo e mais capaz de afetar poderosa e positivamente a realidade ao seu redor.<text:line-break/><text:line-break/>Os seres do Raio Azul, uma vez despertados, trabalham intensificando seu Corpo de Luz e fazem isso através da conexão com Mestres de Luz e Anjos. Eles estão conectados a Anjos e Arcanjos, bem como a mestres curadores de Sírius.<text:line-break/><text:line-break/>Raios Azuis são ativadores da alma e do Despertar. Eles são Portadores da Luz brilhando uma radiância neste tempo da transição global. Eles vêm para ajudar, tocar e curar muitas pessoas.<text:line-break/><text:line-break/><text:span text:style-name="T4">Compartilhe com Ética mantendo todos os créditos</text:span><text:line-break/><text:span text:style-name="T4">Formatação - DE CORAÇÃO A CORAÇÃO </text:span><text:line-break/><text:a xlink:type="simple" xlink:href="https://www.decoracaoacoracao.blog.br/" text:style-name="Internet_20_link" text:visited-style-name="Visited_20_Internet_20_Link"><text:span text:style-name="T4">https://www.decoracaoacoracao.blog.br/</text:span></text:a><text:line-break/><text:a xlink:type="simple" xlink:href="https://lecocq.wordpress.com/" text:style-name="Internet_20_link" text:visited-style-name="Visited_20_Internet_20_Link"><text:span text:style-name="T4">https://lecocq.wordpress.com</text:span></text:a><text:line-break/><text:a xlink:type="simple" xlink:href="https://thesoulmatrix.com/spirituality/the-blue-ray-1-beings-on-earth/" text:style-name="Internet_20_link" text:visited-style-name="Visited_20_Internet_20_Link"><text:span text:style-name="T4">https://thesoulmatrix.com/spirituality/the-blue-ray-1-beings-on-earth/</text:span></text:a><text:line-break/><text:span text:style-name="T4">Tradução - Vilma Capuano - </text:span><text:a xlink:type="simple" xlink:href="mailto:vilmacapuano@yahoo.com.br" text:style-name="Internet_20_link" text:visited-style-name="Visited_20_Internet_20_Link"><text:span text:style-name="T4">vilmacapuano@yahoo.com.br</text:span></text:a><text:line-break/><text:span text:style-name="T4">Grata Vilma!</text:span><text:line-break/><text:line-break/><text:span text:style-name="T2">LUZ!</text:span><text:line-break/><text:span text:style-name="T2">STEL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5:16:04.153550546</meta:creation-date>
    <dc:date>2018-10-12T15:16:23.306582526</dc:date>
    <meta:editing-duration>PT20S</meta:editing-duration>
    <meta:editing-cycles>1</meta:editing-cycles>
    <meta:document-statistic meta:table-count="0" meta:image-count="0" meta:object-count="0" meta:page-count="3" meta:paragraph-count="1" meta:word-count="1239" meta:character-count="7332" meta:non-whitespace-character-count="6054"/>
    <meta:generator>LibreOffice/5.1.6.2$Linux_X86_64 LibreOffice_project/10m0$Build-2</meta:generator>
  </office:meta>
</office:document-meta>
</file>